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9.6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110.75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145.76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175.44pt"/>
    </style:style>
    <style:style style:name="co9" style:family="table-column">
      <style:table-column-properties fo:break-before="auto" style:column-width="120.25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11" style:family="table-cell" style:parent-style-name="Default" style:data-style-name="N125">
      <style:text-properties style:font-name="Liberation Serif"/>
    </style:style>
  </office:automatic-styles>
  <office:body>
    <office:spreadsheet>
      <table:calculation-settings table:automatic-find-labels="false" table:use-regular-expressions="false"/>
      <table:table table:name="Analog-Input-Car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3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1 C2 C3 C4 C5 C6 C7 C8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10" office:value-type="string" calcext:value-type="string">
            <text:p>0805, 50V, X7R, 10%</text:p>
          </table:table-cell>
          <table:table-cell table:style-name="ce5" table:formula="of:=[.D2]*[.E2]" office:value-type="float" office:value="0.8" calcext:value-type="float">
            <text:p>$0.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9 C10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4u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2" calcext:value-type="float">
            <text:p>$0.20</text:p>
          </table:table-cell>
          <table:table-cell table:style-name="ce2" office:value-type="string" calcext:value-type="string">
            <text:p>CL21B475KPFNNNE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1276-2972-1-ND </text:p>
          </table:table-cell>
          <table:table-cell table:style-name="ce2" office:value-type="string" calcext:value-type="string">
            <text:p>0805, 10V, X7R, 10%</text:p>
          </table:table-cell>
          <table:table-cell table:style-name="ce5" table:formula="of:=[.D3]*[.E3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6" table:formula="of:=[.D4]*[.E4]" office:value-type="float" office:value="1.65" calcext:value-type="float">
            <text:p>$1.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table:style-name="ce2" office:value-type="string" calcext:value-type="string">
            <text:p>APT201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5" table:formula="of:=[.D5]*[.E5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3 D5 D7 D9</text:p>
          </table:table-cell>
          <table:table-cell table:style-name="ce2" office:value-type="string" calcext:value-type="string">
            <text:p>Zener</text:p>
          </table:table-cell>
          <table:table-cell table:style-name="ce2" office:value-type="string" calcext:value-type="string">
            <text:p>BZX84C3V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14" calcext:value-type="float">
            <text:p>$0.14</text:p>
          </table:table-cell>
          <table:table-cell office:value-type="string" calcext:value-type="string">
            <text:p>BZX84C3V3L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BZX84C3V3LT1GOSCT-ND </text:p>
          </table:table-cell>
          <table:table-cell office:value-type="string" calcext:value-type="string">
            <text:p>SOT-23-3, 3.3V</text:p>
          </table:table-cell>
          <table:table-cell table:style-name="ce5" table:formula="of:=[.D6]*[.E6]" office:value-type="float" office:value="0.56" calcext:value-type="float">
            <text:p>$0.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4 D6 D8 D10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SMBJ30D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37" calcext:value-type="float">
            <text:p>$0.37</text:p>
          </table:table-cell>
          <table:table-cell office:value-type="string" calcext:value-type="string">
            <text:p>SMBJ30D-M3/H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BJ30D-M3/HGICT-ND</text:p>
          </table:table-cell>
          <table:table-cell office:value-type="string" calcext:value-type="string">
            <text:p>SMB, 30V</text:p>
          </table:table-cell>
          <table:table-cell table:style-name="ce5" table:formula="of:=[.D7]*[.E7]" office:value-type="float" office:value="1.48" calcext:value-type="float">
            <text:p>$1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table:style-name="ce2" office:value-type="string" calcext:value-type="string">
            <text:p>PIC32MM0064GPM0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85" calcext:value-type="float">
            <text:p>$1.85</text:p>
          </table:table-cell>
          <table:table-cell office:value-type="string" calcext:value-type="string">
            <text:p>PIC32MM0064GPM028-I/SS <text:s/>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-I/SS-ND</text:p>
          </table:table-cell>
          <table:table-cell office:value-type="string" calcext:value-type="string">
            <text:p>28-SSOP (5.3) </text:p>
          </table:table-cell>
          <table:table-cell table:style-name="ce5" table:formula="of:=[.D8]*[.E8]" office:value-type="float" office:value="1.85" calcext:value-type="float">
            <text:p>$1.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string" calcext:value-type="string">
            <text:p>USB 1.1 Type A</text:p>
          </table:table-cell>
          <table:table-cell table:style-name="ce2" office:value-type="string" calcext:value-type="string">
            <text:p>AquaPicBu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9]*[.E9]" office:value-type="float" office:value="1.07" calcext:value-type="float">
            <text:p>$1.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2</text:p>
          </table:table-cell>
          <table:table-cell office:value-type="string" calcext:value-type="string">
            <text:p>16x1 Screw Terminal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.36" calcext:value-type="float">
            <text:p>$2.3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0]*[.E10]" office:value-type="float" office:value="4.72" calcext:value-type="float">
            <text:p>$4.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3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9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1]*[.E11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4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9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2]*[.E12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5</text:p>
          </table:table-cell>
          <table:table-cell office:value-type="string" calcext:value-type="string">
            <text:p>6x1 Male Header</text:p>
          </table:table-cell>
          <table:table-cell table:style-name="ce2" office:value-type="string" calcext:value-type="string">
            <text:p>ICSP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0.18" calcext:value-type="float">
            <text:p>$0.18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3]*[.E13]" office:value-type="float" office:value="1.08" calcext:value-type="float">
            <text:p>$1.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style-name="ce2" office:value-type="string" calcext:value-type="string">
            <text:p>AO3407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4]*[.E14]" office:value-type="float" office:value="0.44" calcext:value-type="float">
            <text:p>$0.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2 Q3 Q4</text:p>
          </table:table-cell>
          <table:table-cell office:value-type="string" calcext:value-type="string">
            <text:p>N-Channel MOSFET</text:p>
          </table:table-cell>
          <table:table-cell table:style-name="ce2" office:value-type="string" calcext:value-type="string">
            <text:p>NX7002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5]*[.E15]" office:value-type="float" office:value="0.48" calcext:value-type="float">
            <text:p>$0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 R2 R4 R3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50R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6]*[.E16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7]*[.E17]" office:value-type="float" office:value="0.1" calcext:value-type="float">
            <text:p>$0.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5 R6 R7 R9 R11 R13 R15 R16 R17 R18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4K9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8]*[.E18]" office:value-type="float" office:value="1" calcext:value-type="float">
            <text:p>$1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8 R10 R12 R14 R20 R21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9]*[.E19]" office:value-type="float" office:value="0.6" calcext:value-type="float">
            <text:p>$0.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V1 RV2 RV3 RV4</text:p>
          </table:table-cell>
          <table:table-cell office:value-type="string" calcext:value-type="string">
            <text:p>Potentiomente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8" office:value-type="string" calcext:value-type="string">
            <text:p>J Lead, 12T</text:p>
          </table:table-cell>
          <table:table-cell table:style-name="ce5" table:formula="of:=[.D20]*[.E20]" office:value-type="float" office:value="9.92" calcext:value-type="float">
            <text:p>$9.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 table:style-name="ce2" office:value-type="string" calcext:value-type="string">
            <text:p>ST485E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5" table:formula="of:=[.D21]*[.E21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DeltaSigma ADC</text:p>
          </table:table-cell>
          <table:table-cell table:style-name="ce2" office:value-type="string" calcext:value-type="string">
            <text:p>MCP34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1" calcext:value-type="float">
            <text:p>$3.81</text:p>
          </table:table-cell>
          <table:table-cell office:value-type="string" calcext:value-type="string">
            <text:p>MCP3428-E/S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8-E/ST-ND</text:p>
          </table:table-cell>
          <table:table-cell table:style-name="ce2" office:value-type="string" calcext:value-type="string">
            <text:p>14-TSSOP</text:p>
          </table:table-cell>
          <table:table-cell table:style-name="ce5" table:formula="of:=[.D22]*[.E22]" office:value-type="float" office:value="3.81" calcext:value-type="float">
            <text:p>$3.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Default" office:value-type="string" calcext:value-type="string">
            <text:p>Linear Regulator</text:p>
          </table:table-cell>
          <table:table-cell table:style-name="ce2" office:value-type="string" calcext:value-type="string">
            <text:p>AP2114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table:style-name="ce2" office:value-type="string" calcext:value-type="string">
            <text:p>SOT-223</text:p>
          </table:table-cell>
          <table:table-cell table:style-name="ce5" table:formula="of:=[.D23]*[.E23]" office:value-type="float" office:value="0.36" calcext:value-type="float">
            <text:p>$0.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table:style-name="ce2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5" table:formula="of:=[.D24]*[.E24]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5]*[.E25]" office:value-type="float" office:value="0.88" calcext:value-type="float">
            <text:p>$0.8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6]*[.E26]" office:value-type="float" office:value="0.92" calcext:value-type="float">
            <text:p>$0.92</text:p>
          </table:table-cell>
          <table:table-cell table:number-columns-repeated="1013"/>
        </table:table-row>
        <table:table-row table:style-name="ro1">
          <table:table-cell table:style-name="ce2" table:number-columns-repeated="9"/>
          <table:table-cell table:style-name="ce11" table:formula="of:=SUM([.J2:.J26])" office:value-type="float" office:value="35.79" calcext:value-type="float">
            <text:p>$35.79</text:p>
          </table:table-cell>
          <table:table-cell table:number-columns-repeated="1013"/>
        </table:table-row>
        <table:table-row table:style-name="ro1" table:number-rows-repeated="19">
          <table:table-cell table:style-name="ce2" table:number-columns-repeated="10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" table:number-columns-repeated="8"/>
          <table:table-cell table:number-columns-repeated="1013"/>
        </table:table-row>
        <table:table-row table:style-name="ro1" table:number-rows-repeated="10">
          <table:table-cell table:style-name="ce2" table:number-columns-repeated="4"/>
          <table:table-cell table:number-columns-repeated="1019"/>
        </table:table-row>
        <table:table-row table:style-name="ro1" table:number-rows-repeated="6">
          <table:table-cell table:style-name="Default"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4"/>
          <table:table-cell table:number-columns-repeated="1019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06:05:23.059706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06:17:33.311873138</dc:date>
    <meta:editing-duration>PT9H56M6S</meta:editing-duration>
    <meta:editing-cycles>14</meta:editing-cycles>
    <meta:generator>LibreOffice/5.1.6.2$Linux_X86_64 LibreOffice_project/10m0$Build-2</meta:generator>
    <meta:document-statistic meta:table-count="1" meta:cell-count="261" meta:object-count="0"/>
  </office:meta>
</office:document-meta>
</file>